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Heading_20_3">
      <style:text-properties style:font-name="Verdana" fo:font-size="11pt" style:font-size-asian="11pt" style:font-size-complex="11pt"/>
    </style:style>
    <style:style style:name="P2" style:family="paragraph" style:parent-style-name="Preformatted_20_Text" style:list-style-name="L12"/>
    <style:style style:name="P3" style:family="paragraph" style:parent-style-name="Preformatted_20_Text">
      <style:text-properties style:font-name="Verdana" fo:font-size="11pt" style:font-size-asian="11pt" style:font-size-complex="11pt"/>
    </style:style>
    <style:style style:name="P4" style:family="paragraph" style:parent-style-name="Preformatted_20_Text">
      <style:paragraph-properties fo:margin-top="0cm" fo:margin-bottom="0.499cm" style:contextual-spacing="false"/>
      <style:text-properties style:font-name="Verdana" fo:font-size="11pt" style:font-size-asian="11pt" style:font-size-complex="11pt"/>
    </style:style>
    <style:style style:name="P5" style:family="paragraph" style:parent-style-name="Preformatted_20_Text" style:list-style-name="L12">
      <style:paragraph-properties fo:margin-top="0cm" fo:margin-bottom="0.499cm" style:contextual-spacing="false"/>
      <style:text-properties style:font-name="Verdana" fo:font-size="11pt" style:font-size-asian="11pt" style:font-size-complex="11pt"/>
    </style:style>
    <style:style style:name="P6" style:family="paragraph" style:parent-style-name="Standard">
      <style:text-properties style:font-name="Verdana" fo:font-size="11pt" style:font-size-asian="11pt" style:font-size-complex="11pt"/>
    </style:style>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text-properties style:font-name="Verdana" fo:font-size="11pt" style:font-size-asian="11pt" style:font-size-complex="11pt"/>
    </style:style>
    <style:style style:name="P12" style:family="paragraph" style:parent-style-name="Text_20_body">
      <style:paragraph-properties fo:margin-top="0cm" fo:margin-bottom="0cm" style:contextual-spacing="false"/>
      <style:text-properties style:font-name="Verdana" fo:font-size="11pt" style:font-size-asian="11pt" style:font-size-complex="11pt"/>
    </style:style>
    <style:style style:name="P13" style:family="paragraph" style:parent-style-name="Text_20_body" style:list-style-name="L10">
      <style:text-properties style:font-name="Verdana" fo:font-size="11pt" style:font-size-asian="11pt" style:font-size-complex="11pt"/>
    </style:style>
    <style:style style:name="P14" style:family="paragraph" style:parent-style-name="Text_20_body" style:list-style-name="L11">
      <style:text-properties style:font-name="Verdana" fo:font-size="11pt" style:font-size-asian="11pt" style:font-size-complex="11pt"/>
    </style:style>
    <style:style style:name="P15" style:family="paragraph" style:parent-style-name="Text_20_body" style:list-style-name="L12">
      <style:paragraph-properties fo:margin-top="0cm" fo:margin-bottom="0cm" style:contextual-spacing="false"/>
      <style:text-properties style:font-name="Verdana" fo:font-size="11pt" style:font-size-asian="11pt" style:font-size-complex="11pt"/>
    </style:style>
    <style:style style:name="P16" style:family="paragraph" style:parent-style-name="Text_20_body" style:list-style-name="L12">
      <style:text-properties style:font-name="Verdana" fo:font-size="11pt" style:font-size-asian="11pt" style:font-size-complex="11pt"/>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style:font-name="Verdana" fo:font-size="11pt" style:font-size-asian="11pt" style:font-size-complex="1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Para almacenar y consultar eficazmente la información sobre la ley obligatoria Verifactu para facturas electrónicas en España, a partir de tus documentos Markdown y PDF, necesitarás clasificar la información cuidadosamente y diseñar una estructura de tabla de base de datos robusta. Este enfoque permitirá realizar consultas SQL rápidas para regulaciones específicas, requisitos técnicos u obligaciones de cumplimiento.</text:p>
      <text:h text:style-name="P1" text:outline-level="3">1. Clasificación de la Información a partir de los Documentos</text:h>
      <text:p text:style-name="P11">Antes de diseñar tu tabla, revisa sistemáticamente tus documentos Markdown y PDF para identificar y extraer piezas clave de información. Piensa en lo que un usuario podría querer buscar o cuáles son los componentes esenciales de la ley.</text:p>
      <text:p text:style-name="P11">Aquí tienes una estrategia de clasificación:</text:p>
      <text:list xml:id="list3586564412" text:style-name="L9">
        <text:list-item>
          <text:p text:style-name="P7"><text:span text:style-name="Strong_20_Emphasis"><text:span text:style-name="T3">Marco Legal/Regulatorio:</text:span></text:span></text:p>
          <text:list>
            <text:list-item>
              <text:p text:style-name="P7"><text:span text:style-name="Strong_20_Emphasis"><text:span text:style-name="T3">Nombre y Tipo de Ley:</text:span></text:span><text:span text:style-name="T3"> Por ejemplo, "Ley 11/2021", "Real Decreto 1004/2023", "Resolución AEAT".</text:span></text:p>
            </text:list-item>
            <text:list-item>
              <text:p text:style-name="P7"><text:span text:style-name="Strong_20_Emphasis"><text:span text:style-name="T3">Publicación/Referencia Oficial:</text:span></text:span><text:span text:style-name="T3"> Número del BOE, fecha de publicación.</text:span></text:p>
            </text:list-item>
            <text:list-item>
              <text:p text:style-name="P7"><text:span text:style-name="Strong_20_Emphasis"><text:span text:style-name="T3">Artículo/Sección:</text:span></text:span><text:span text:style-name="T3"> Partes específicas de la ley o decreto.</text:span></text:p>
            </text:list-item>
            <text:list-item>
              <text:p text:style-name="P7"><text:span text:style-name="Strong_20_Emphasis"><text:span text:style-name="T3">Fecha de Entrada en Vigor:</text:span></text:span><text:span text:style-name="T3"> Cuándo entra en vigor una parte específica de la ley.</text:span></text:p>
            </text:list-item>
            <text:list-item>
              <text:p text:style-name="P7"><text:span text:style-name="Strong_20_Emphasis"><text:span text:style-name="T3">Ámbito de Aplicación:</text:span></text:span><text:span text:style-name="T3"> A quién afecta (por ejemplo, todas las empresas, sectores específicos, autónomos con cierta facturación).</text:span></text:p>
            </text:list-item>
            <text:list-item>
              <text:p text:style-name="P7"><text:span text:style-name="Strong_20_Emphasis"><text:span text:style-name="T3">Obligatorio vs. Opcional:</text:span></text:span><text:span text:style-name="T3"> Distinguir claramente lo que es requerido de lo que es recomendado.</text:span></text:p>
            </text:list-item>
          </text:list>
        </text:list-item>
        <text:list-item>
          <text:p text:style-name="P7"><text:span text:style-name="Strong_20_Emphasis"><text:span text:style-name="T3">Conceptos Clave y Definiciones:</text:span></text:span></text:p>
          <text:list>
            <text:list-item>
              <text:p text:style-name="P7"><text:span text:style-name="Strong_20_Emphasis"><text:span text:style-name="T3">Verifactu:</text:span></text:span><text:span text:style-name="T3"> Qué es, su propósito.</text:span></text:p>
            </text:list-item>
            <text:list-item>
              <text:p text:style-name="P7"><text:span text:style-name="Strong_20_Emphasis"><text:span text:style-name="T3">Factura Electrónica:</text:span></text:span><text:span text:style-name="T3"> Definición oficial, formatos aceptables (por ejemplo, FacturaE, XML, JSON).</text:span></text:p>
            </text:list-item>
            <text:list-item>
              <text:p text:style-name="P7"><text:span text:style-name="Strong_20_Emphasis"><text:span text:style-name="T3">Software Certificado:</text:span></text:span><text:span text:style-name="T3"> Requisitos para que el software de facturación sea "Verifactu-compatible".</text:span></text:p>
            </text:list-item>
            <text:list-item>
              <text:p text:style-name="P7"><text:span text:style-name="Strong_20_Emphasis"><text:span text:style-name="T3">Registros Inmutables:</text:span></text:span><text:span text:style-name="T3"> Qué significa esto en el contexto de la facturación electrónica.</text:span></text:p>
            </text:list-item>
            <text:list-item>
              <text:p text:style-name="P7"><text:span text:style-name="Strong_20_Emphasis"><text:span text:style-name="T3">Envío/Comunicación:</text:span></text:span><text:span text:style-name="T3"> Cómo, cuándo y a quién deben comunicarse las facturas electrónicas.</text:span></text:p>
            </text:list-item>
          </text:list>
        </text:list-item>
        <text:list-item>
          <text:p text:style-name="P7"><text:span text:style-name="Strong_20_Emphasis"><text:span text:style-name="T3">Requisitos Técnicos:</text:span></text:span></text:p>
          <text:list>
            <text:list-item>
              <text:p text:style-name="P7"><text:span text:style-name="Strong_20_Emphasis"><text:span text:style-name="T3">Campos de Datos:</text:span></text:span><text:span text:style-name="T3"> Campos obligatorios para una factura electrónica (por ejemplo, Número de Factura, Fecha de Emisión, NIF del Emisor, NIF del Receptor, Importe Total, Desglose de Impuestos).</text:span></text:p>
            </text:list-item>
            <text:list-item>
              <text:p text:style-name="P7"><text:soft-page-break/><text:span text:style-name="Strong_20_Emphasis"><text:span text:style-name="T3">Formatos de Datos:</text:span></text:span><text:span text:style-name="T3"> Tipos de datos específicos, restricciones de longitud.</text:span></text:p>
            </text:list-item>
            <text:list-item>
              <text:p text:style-name="P7"><text:span text:style-name="Strong_20_Emphasis"><text:span text:style-name="T3">Formatos de Archivo:</text:span></text:span><text:span text:style-name="T3"> Esquemas XML, especificaciones de FacturaE, estructuras JSON.</text:span></text:p>
            </text:list-item>
            <text:list-item>
              <text:p text:style-name="P7"><text:span text:style-name="Strong_20_Emphasis"><text:span text:style-name="T3">Firmas Digitales:</text:span></text:span><text:span text:style-name="T3"> Requisitos para certificados digitales, algoritmos.</text:span></text:p>
            </text:list-item>
            <text:list-item>
              <text:p text:style-name="P7"><text:span text:style-name="Strong_20_Emphasis"><text:span text:style-name="T3">Especificaciones API:</text:span></text:span><text:span text:style-name="T3"> Si existen APIs para el envío de facturas o la comunicación.</text:span></text:p>
            </text:list-item>
            <text:list-item>
              <text:p text:style-name="P7"><text:span text:style-name="Strong_20_Emphasis"><text:span text:style-name="T3">Criterios de Certificación de Software:</text:span></text:span><text:span text:style-name="T3"> Qué características técnicas debe tener un software para ser certificado.</text:span></text:p>
            </text:list-item>
          </text:list>
        </text:list-item>
        <text:list-item>
          <text:p text:style-name="P7"><text:span text:style-name="Strong_20_Emphasis"><text:span text:style-name="T3">Obligaciones y Cumplimiento Empresarial:</text:span></text:span></text:p>
          <text:list>
            <text:list-item>
              <text:p text:style-name="P7"><text:span text:style-name="Strong_20_Emphasis"><text:span text:style-name="T3">Plazos de Implementación:</text:span></text:span><text:span text:style-name="T3"> Fechas clave para que las empresas cumplan.</text:span></text:p>
            </text:list-item>
            <text:list-item>
              <text:p text:style-name="P7"><text:span text:style-name="Strong_20_Emphasis"><text:span text:style-name="T3">Acciones Requeridas:</text:span></text:span><text:span text:style-name="T3"> Lo que las empresas deben hacer (por ejemplo, actualizar software, registrarse en la AEAT, usar métodos de comunicación específicos).</text:span></text:p>
            </text:list-item>
            <text:list-item>
              <text:p text:style-name="P7"><text:span text:style-name="Strong_20_Emphasis"><text:span text:style-name="T3">Exenciones:</text:span></text:span><text:span text:style-name="T3"> Casos específicos en los que la ley no se aplica o se aplica de manera diferente.</text:span></text:p>
            </text:list-item>
            <text:list-item>
              <text:p text:style-name="P7"><text:span text:style-name="Strong_20_Emphasis"><text:span text:style-name="T3">Conservación de Registros:</text:span></text:span><text:span text:style-name="T3"> Cuánto tiempo deben conservarse los registros, en qué formato.</text:span></text:p>
            </text:list-item>
          </text:list>
        </text:list-item>
        <text:list-item>
          <text:p text:style-name="P7"><text:span text:style-name="Strong_20_Emphasis"><text:span text:style-name="T3">Sanciones por Incumplimiento:</text:span></text:span></text:p>
          <text:list>
            <text:list-item>
              <text:p text:style-name="P7"><text:span text:style-name="Strong_20_Emphasis"><text:span text:style-name="T3">Tipos de Infracciones:</text:span></text:span><text:span text:style-name="T3"> Violaciones específicas.</text:span></text:p>
            </text:list-item>
            <text:list-item>
              <text:p text:style-name="P7"><text:span text:style-name="Strong_20_Emphasis"><text:span text:style-name="T3">Importes de las Sanciones:</text:span></text:span><text:span text:style-name="T3"> Multas, porcentajes de facturación.</text:span></text:p>
            </text:list-item>
            <text:list-item>
              <text:p text:style-name="P7"><text:span text:style-name="Strong_20_Emphasis"><text:span text:style-name="T3">Gravedad/Condiciones:</text:span></text:span><text:span text:style-name="T3"> Cuándo se aplican ciertas sanciones.</text:span></text:p>
            </text:list-item>
          </text:list>
        </text:list-item>
        <text:list-item>
          <text:p text:style-name="P7"><text:span text:style-name="Strong_20_Emphasis"><text:span text:style-name="T3">Información de Origen:</text:span></text:span></text:p>
          <text:list>
            <text:list-item>
              <text:p text:style-name="P7"><text:span text:style-name="Strong_20_Emphasis"><text:span text:style-name="T3">Título/Nombre del Documento:</text:span></text:span><text:span text:style-name="T3"> Nombre original del archivo Markdown/PDF.</text:span></text:p>
            </text:list-item>
            <text:list-item>
              <text:p text:style-name="P7"><text:span text:style-name="Strong_20_Emphasis"><text:span text:style-name="T3">URL/Ruta:</text:span></text:span><text:span text:style-name="T3"> Dónde se puede encontrar el documento original.</text:span></text:p>
            </text:list-item>
            <text:list-item>
              <text:p text:style-name="P7"><text:span text:style-name="Strong_20_Emphasis"><text:span text:style-name="T3">Versión/Fecha:</text:span></text:span><text:span text:style-name="T3"> Si los documentos se actualizan, anota la versión o fecha.</text:span></text:p>
            </text:list-item>
          </text:list>
        </text:list-item>
      </text:list>
      <text:h text:style-name="P1" text:outline-level="3">2. Estructura de la Tabla para Consultas SQL Rápidas</text:h>
      <text:p text:style-name="P11">Una única tabla completa llamada verifactu_regulations es un buen punto de partida para capturar la mayor parte de la información. Para consultas rápidas, especialmente búsquedas de texto completo en el contenido de los documentos, las capacidades de búsqueda de texto completo de PostgreSQL con índices GIN son cruciales.</text:p>
      <text:p text:style-name="P11">Aquí tienes una propuesta de estructura de tabla:</text:p>
      <text:p text:style-name="P12">code SQL</text:p>
      <text:p text:style-name="P12">downloadcontent_copyexpand_less</text:p>
      <text:section text:style-name="Sect1" text:name="cdk-accordion-child-64">
        <text:p text:style-name="Preformatted_20_Text"><text:soft-page-break/><text:span text:style-name="T3"><text:s text:c="4"/></text:span><text:span text:style-name="Source_20_Text"><text:span text:style-name="T3">CREATE TABLE verifactu_regulations (</text:span></text:span></text:p>
        <text:p text:style-name="Preformatted_20_Text"><text:span text:style-name="Source_20_Text"><text:span text:style-name="T3"><text:s text:c="4"/>regulation_id SERIAL PRIMARY KEY,</text:span></text:span></text:p>
        <text:p text:style-name="Preformatted_20_Text"><text:span text:style-name="Source_20_Text"><text:span text:style-name="T3"><text:s text:c="4"/>title VARCHAR(255) NOT NULL, -- Un título conciso para esta regulación/aspecto específico</text:span></text:span></text:p>
        <text:p text:style-name="Preformatted_20_Text"><text:span text:style-name="Source_20_Text"><text:span text:style-name="T3"><text:s text:c="4"/>regulation_type VARCHAR(50) NOT NULL, -- Ej., 'Ley', 'Real Decreto', 'Especificación Técnica', 'Cumplimiento', 'Sanción', 'FAQ'</text:span></text:span></text:p>
        <text:p text:style-name="Preformatted_20_Text"><text:span text:style-name="Source_20_Text"><text:span text:style-name="T3"><text:s text:c="4"/>official_reference VARCHAR(100), -- Ej., 'Ley 11/2021', 'RD 1004/2023 Art. 5', 'Resolución AEAT 2024-03-15'</text:span></text:span></text:p>
        <text:p text:style-name="Preformatted_20_Text"><text:span text:style-name="Source_20_Text"><text:span text:style-name="T3"><text:s text:c="4"/>article_section VARCHAR(50), -- Número de artículo o sección específico si aplica</text:span></text:span></text:p>
        <text:p text:style-name="Preformatted_20_Text"><text:span text:style-name="Source_20_Text"><text:span text:style-name="T3"><text:s text:c="4"/>effective_date DATE, -- Cuándo entra en vigor este punto específico de la regulación</text:span></text:span></text:p>
        <text:p text:style-name="Preformatted_20_Text"><text:span text:style-name="Source_20_Text"><text:span text:style-name="T3"><text:s text:c="4"/>applicability_scope TEXT, -- A quién o qué aplica esta regulación (ej., "Todas las empresas", "Facturas B2B", "Proveedores de software")</text:span></text:span></text:p>
        <text:p text:style-name="Preformatted_20_Text"><text:span text:style-name="Source_20_Text"><text:span text:style-name="T3"><text:s text:c="4"/>summary_description TEXT NOT NULL, -- Un resumen conciso del punto de la regulación</text:span></text:span></text:p>
        <text:p text:style-name="Preformatted_20_Text"><text:span text:style-name="Source_20_Text"><text:span text:style-name="T3"><text:s text:c="4"/>detailed_content TEXT, -- Texto completo o explicación detallada (puede ser muy largo)</text:span></text:span></text:p>
        <text:p text:style-name="Preformatted_20_Text"><text:span text:style-name="Source_20_Text"><text:span text:style-name="T3"><text:s text:c="4"/>compliance_action TEXT, -- Qué acción se requiere (ej., "Implementar software Verifactu", "Comunicar diariamente vía API")</text:span></text:span></text:p>
        <text:p text:style-name="Preformatted_20_Text"><text:span text:style-name="Source_20_Text"><text:span text:style-name="T3"><text:s text:c="4"/>technical_requirement TEXT, -- Detalles técnicos específicos (ej., "Formato XML v3.4", "Firma SHA256")</text:span></text:span></text:p>
        <text:p text:style-name="Preformatted_20_Text"><text:span text:style-name="Source_20_Text"><text:span text:style-name="T3"><text:s text:c="4"/>software_type_required VARCHAR(100), -- Ej., 'Software de Facturación Certificado', 'Módulo ERP'</text:span></text:span></text:p>
        <text:p text:style-name="Preformatted_20_Text"><text:span text:style-name="Source_20_Text"><text:span text:style-name="T3"><text:s text:c="4"/>penalty_description TEXT, -- Descripción de la sanción por incumplimiento</text:span></text:span></text:p>
        <text:p text:style-name="Preformatted_20_Text"><text:span text:style-name="Source_20_Text"><text:span text:style-name="T3"><text:s text:c="4"/>penalty_amount_eur DECIMAL(10,2), -- Si se especifica un valor monetario</text:span></text:span></text:p>
        <text:p text:style-name="Preformatted_20_Text"><text:span text:style-name="Source_20_Text"><text:span text:style-name="T3"><text:s text:c="4"/>penalty_basis VARCHAR(100), -- Ej., 'Por factura', 'Fija', '% de la facturación'</text:span></text:span></text:p>
        <text:p text:style-name="Preformatted_20_Text"><text:span text:style-name="Source_20_Text"><text:span text:style-name="T3"><text:s text:c="4"/>source_document_title VARCHAR(255), -- Título del documento original (ej., "BOE Ley 11/2021", "Guía AEAT Verifactu")</text:span></text:span></text:p>
        <text:p text:style-name="Preformatted_20_Text"><text:span text:style-name="Source_20_Text"><text:span text:style-name="T3"><text:s text:c="4"/>source_document_url VARCHAR(2048), -- URL o ruta interna al documento original (PDF/Markdown)</text:span></text:span></text:p>
        <text:p text:style-name="Preformatted_20_Text"><text:span text:style-name="Source_20_Text"><text:span text:style-name="T3"><text:s text:c="4"/>source_document_version VARCHAR(50), -- Ej., '1.0', '2024-03-15'</text:span></text:span></text:p>
        <text:p text:style-name="Preformatted_20_Text"><text:span text:style-name="Source_20_Text"><text:span text:style-name="T3"><text:s text:c="4"/>last_updated_date TIMESTAMP DEFAULT CURRENT_TIMESTAMP, -- Cuándo se modificó por última vez este registro en tu DB</text:span></text:span></text:p>
        <text:p text:style-name="Preformatted_20_Text"><text:span text:style-name="Source_20_Text"><text:span text:style-name="T3"><text:s text:c="4"/>status VARCHAR(20) DEFAULT 'Activo', -- Ej., 'Activo', 'Pendiente', 'Sustituido', 'Borrador'</text:span></text:span></text:p>
        <text:p text:style-name="Preformatted_20_Text"><text:span text:style-name="Source_20_Text"><text:span text:style-name="T3"><text:s text:c="4"/></text:span></text:span></text:p>
        <text:p text:style-name="Preformatted_20_Text"><text:span text:style-name="Source_20_Text"><text:span text:style-name="T3"><text:s text:c="4"/>-- Para Búsqueda de Texto Completo (FTS) - **CRUCIAL PARA CONSULTAS RÁPIDAS DE TEXTO**</text:span></text:span></text:p>
        <text:p text:style-name="Preformatted_20_Text"><text:span text:style-name="Source_20_Text"><text:span text:style-name="T3"><text:s text:c="4"/>tsv_document_content TSVECTOR -- Esta columna almacenará el texto preprocesado para FTS</text:span></text:span></text:p>
        <text:p text:style-name="Preformatted_20_Text"><text:span text:style-name="Source_20_Text"><text:span text:style-name="T3">);</text:span></text:span></text:p>
        <text:p text:style-name="P3"/>
        <text:p text:style-name="Preformatted_20_Text"><text:span text:style-name="Source_20_Text"><text:span text:style-name="T3">-- Índices para rendimiento</text:span></text:span></text:p>
        <text:p text:style-name="Preformatted_20_Text"><text:span text:style-name="Source_20_Text"><text:span text:style-name="T3">CREATE INDEX idx_regulation_type ON verifactu_regulations (regulation_type);</text:span></text:span></text:p>
        <text:p text:style-name="Preformatted_20_Text"><text:span text:style-name="Source_20_Text"><text:span text:style-name="T3">CREATE INDEX idx_effective_date ON verifactu_regulations (effective_date);</text:span></text:span></text:p>
        <text:p text:style-name="Preformatted_20_Text"><text:span text:style-name="Source_20_Text"><text:span text:style-name="T3">CREATE INDEX idx_official_reference ON verifactu_regulations (official_reference);</text:span></text:span></text:p>
        <text:p text:style-name="Preformatted_20_Text"><text:span text:style-name="Source_20_Text"><text:span text:style-name="T3">CREATE INDEX idx_title ON verifactu_regulations (title);</text:span></text:span></text:p>
        <text:p text:style-name="P3"/>
        <text:p text:style-name="Preformatted_20_Text"><text:span text:style-name="Source_20_Text"><text:span text:style-name="T3">-- **Índice de Búsqueda de Texto Completo (índice GIN para rendimiento)**</text:span></text:span></text:p>
        <text:p text:style-name="Preformatted_20_Text"><text:span text:style-name="Source_20_Text"><text:span text:style-name="T3">-- Este índice permite búsquedas muy rápidas en campos de texto grandes.</text:span></text:span></text:p>
        <text:p text:style-name="Preformatted_20_Text"><text:span text:style-name="Source_20_Text"><text:span text:style-name="T3">CREATE INDEX idx_tsv_verifactu_content ON verifactu_regulations USING GIN (tsv_document_content);</text:span></text:span></text:p>
        <text:p text:style-name="P3"/>
        <text:p text:style-name="Preformatted_20_Text"><text:soft-page-break/><text:span text:style-name="Source_20_Text"><text:span text:style-name="T3">-- **Actualizar automáticamente tsv_document_content en INSERT/UPDATE (PostgreSQL 12+)**</text:span></text:span></text:p>
        <text:p text:style-name="Preformatted_20_Text"><text:span text:style-name="Source_20_Text"><text:span text:style-name="T3">-- Esta columna generada asegura que tu índice de búsqueda de texto completo esté siempre actualizado.</text:span></text:span></text:p>
        <text:p text:style-name="Preformatted_20_Text"><text:span text:style-name="Source_20_Text"><text:span text:style-name="T3">-- Si ya creaste la columna tsv_document_content sin GENERATED ALWAYS AS, elimínala primero:</text:span></text:span></text:p>
        <text:p text:style-name="Preformatted_20_Text"><text:span text:style-name="Source_20_Text"><text:span text:style-name="T3">-- ALTER TABLE verifactu_regulations DROP COLUMN tsv_document_content;</text:span></text:span></text:p>
        <text:p text:style-name="P3"/>
        <text:p text:style-name="Preformatted_20_Text"><text:span text:style-name="Source_20_Text"><text:span text:style-name="T3">ALTER TABLE verifactu_regulations ADD COLUMN tsv_document_content TSVECTOR GENERATED ALWAYS AS (</text:span></text:span></text:p>
        <text:p text:style-name="Preformatted_20_Text"><text:span text:style-name="Source_20_Text"><text:span text:style-name="T3"><text:s text:c="4"/>to_tsvector('spanish',</text:span></text:span></text:p>
        <text:p text:style-name="Preformatted_20_Text"><text:span text:style-name="Source_20_Text"><text:span text:style-name="T3"><text:s text:c="8"/>COALESCE(title, '') || ' ' ||</text:span></text:span></text:p>
        <text:p text:style-name="Preformatted_20_Text"><text:span text:style-name="Source_20_Text"><text:span text:style-name="T3"><text:s text:c="8"/>COALESCE(official_reference, '') || ' ' ||</text:span></text:span></text:p>
        <text:p text:style-name="Preformatted_20_Text"><text:span text:style-name="Source_20_Text"><text:span text:style-name="T3"><text:s text:c="8"/>COALESCE(article_section, '') || ' ' ||</text:span></text:span></text:p>
        <text:p text:style-name="Preformatted_20_Text"><text:span text:style-name="Source_20_Text"><text:span text:style-name="T3"><text:s text:c="8"/>COALESCE(applicability_scope, '') || ' ' ||</text:span></text:span></text:p>
        <text:p text:style-name="Preformatted_20_Text"><text:span text:style-name="Source_20_Text"><text:span text:style-name="T3"><text:s text:c="8"/>COALESCE(summary_description, '') || ' ' ||</text:span></text:span></text:p>
        <text:p text:style-name="Preformatted_20_Text"><text:span text:style-name="Source_20_Text"><text:span text:style-name="T3"><text:s text:c="8"/>COALESCE(detailed_content, '') || ' ' ||</text:span></text:span></text:p>
        <text:p text:style-name="Preformatted_20_Text"><text:span text:style-name="Source_20_Text"><text:span text:style-name="T3"><text:s text:c="8"/>COALESCE(compliance_action, '') || ' ' ||</text:span></text:span></text:p>
        <text:p text:style-name="Preformatted_20_Text"><text:span text:style-name="Source_20_Text"><text:span text:style-name="T3"><text:s text:c="8"/>COALESCE(technical_requirement, '') || ' ' ||</text:span></text:span></text:p>
        <text:p text:style-name="Preformatted_20_Text"><text:span text:style-name="Source_20_Text"><text:span text:style-name="T3"><text:s text:c="8"/>COALESCE(software_type_required, '') || ' ' ||</text:span></text:span></text:p>
        <text:p text:style-name="Preformatted_20_Text"><text:span text:style-name="Source_20_Text"><text:span text:style-name="T3"><text:s text:c="8"/>COALESCE(penalty_description, '') || ' ' ||</text:span></text:span></text:p>
        <text:p text:style-name="Preformatted_20_Text"><text:span text:style-name="Source_20_Text"><text:span text:style-name="T3"><text:s text:c="8"/>COALESCE(source_document_title, '')</text:span></text:span></text:p>
        <text:p text:style-name="Preformatted_20_Text"><text:span text:style-name="Source_20_Text"><text:span text:style-name="T3"><text:s text:c="4"/>)</text:span></text:span></text:p>
        <text:p text:style-name="Preformatted_20_Text"><text:span text:style-name="Source_20_Text"><text:span text:style-name="T3">) STORED;</text:span></text:span></text:p>
        <text:p text:style-name="P4"><text:s text:c="2"/></text:p>
      </text:section>
      <text:p text:style-name="Text_20_body"><text:span text:style-name="Strong_20_Emphasis"><text:span text:style-name="T3">Explicación de las Columnas:</text:span></text:span></text:p>
      <text:list xml:id="list3804828985" text:style-name="L10">
        <text:list-item>
          <text:p text:style-name="P13">regulation_id: Un identificador único para cada pieza distinta de información.</text:p>
        </text:list-item>
        <text:list-item>
          <text:p text:style-name="P13">title: Un título legible para el punto específico de la ley (por ejemplo, "Obligación de Emitir Facturas Electrónicas", "Campos obligatorios para FacturaE").</text:p>
        </text:list-item>
        <text:list-item>
          <text:p text:style-name="P13">regulation_type: Ayuda a categorizar la entrada (por ejemplo, texto legal, especificación técnica, guía, sanción).</text:p>
        </text:list-item>
        <text:list-item>
          <text:p text:style-name="P13">official_reference, article_section: Para referencias legales precisas.</text:p>
        </text:list-item>
        <text:list-item>
          <text:p text:style-name="P13">effective_date: Crucial para leyes que cambian o tienen implementaciones por fases.</text:p>
        </text:list-item>
        <text:list-item>
          <text:p text:style-name="P13">applicability_scope, summary_description, detailed_content: Estos son tus campos de texto principales para el contenido de la ley. summary_description debe ser corto y directo, detailed_content puede contener el texto relevante completo.</text:p>
        </text:list-item>
        <text:list-item>
          <text:p text:style-name="P13">compliance_action, technical_requirement, software_type_required: Campos específicos para identificar rápidamente qué debe hacerse o qué aspectos técnicos son importantes.</text:p>
        </text:list-item>
        <text:list-item>
          <text:p text:style-name="P13">penalty_description, penalty_amount_eur, penalty_basis: Campos estructurados para información sobre sanciones.</text:p>
        </text:list-item>
        <text:list-item>
          <text:p text:style-name="P13"><text:soft-page-break/>source_document_title, source_document_url, source_document_version: Para rastrear el documento fuente original.</text:p>
        </text:list-item>
        <text:list-item>
          <text:p text:style-name="P13">last_updated_date, status: Para la gestión interna de los datos.</text:p>
        </text:list-item>
        <text:list-item>
          <text:p text:style-name="P8"><text:span text:style-name="T3">tsv_document_content: Esta es la </text:span><text:span text:style-name="Strong_20_Emphasis"><text:span text:style-name="T3">columna más importante para búsquedas de texto rápidas</text:span></text:span><text:span text:style-name="T3">. Es un tipo TSVECTOR (Vector de Búsqueda de Texto) que almacena una representación preprocesada y searchable de tus campos de texto combinados. GENERATED ALWAYS AS asegura que se actualice automáticamente.</text:span></text:p>
        </text:list-item>
      </text:list>
      <text:h text:style-name="P1" text:outline-level="3">Cómo Rellenar la Tabla</text:h>
      <text:list xml:id="list2488187337" text:style-name="L11">
        <text:list-item>
          <text:p text:style-name="P9"><text:span text:style-name="Strong_20_Emphasis"><text:span text:style-name="T3">Leer y Resumir:</text:span></text:span><text:span text:style-name="T3"> Revisa tus documentos Markdown y PDF sección por sección. Para cada requisito distinto, definición, sanción o especificación técnica, crea una nueva entrada (fila) en tu modelo mental.</text:span></text:p>
        </text:list-item>
        <text:list-item>
          <text:p text:style-name="P9"><text:span text:style-name="Strong_20_Emphasis"><text:span text:style-name="T3">Extraer Datos Clave:</text:span></text:span><text:span text:style-name="T3"> Rellena las columnas basándote en tu clasificación.</text:span></text:p>
          <text:list>
            <text:list-item>
              <text:p text:style-name="P14">Para artículos legales, official_reference y article_section son directos.</text:p>
            </text:list-item>
            <text:list-item>
              <text:p text:style-name="P14">Para especificaciones técnicas, rellena technical_requirement.</text:p>
            </text:list-item>
            <text:list-item>
              <text:p text:style-name="P14">Para consejos de cumplimiento, rellena compliance_action.</text:p>
            </text:list-item>
            <text:list-item>
              <text:p text:style-name="P14">Siempre escribe un summary_description conciso.</text:p>
            </text:list-item>
            <text:list-item>
              <text:p text:style-name="P14">Copia los bloques de texto relevantes en detailed_content.</text:p>
            </text:list-item>
            <text:list-item>
              <text:p text:style-name="P14">Anota la source_document_url para cada pieza de información.</text:p>
            </text:list-item>
          </text:list>
        </text:list-item>
        <text:list-item>
          <text:p text:style-name="P9"><text:span text:style-name="Strong_20_Emphasis"><text:span text:style-name="T3">Manejar Contenido PDF:</text:span></text:span></text:p>
          <text:list>
            <text:list-item>
              <text:p text:style-name="P14">Si los PDF son buscables por texto, puedes copiar y pegar.</text:p>
            </text:list-item>
            <text:list-item>
              <text:p text:style-name="P14">Si los PDF son imágenes escaneadas, necesitarás usar herramientas de Reconocimiento Óptico de Caracteres (OCR) para convertirlos a texto primero.</text:p>
            </text:list-item>
          </text:list>
        </text:list-item>
        <text:list-item>
          <text:p text:style-name="P9"><text:span text:style-name="Strong_20_Emphasis"><text:span text:style-name="T3">Granularidad:</text:span></text:span><text:span text:style-name="T3"> Decide el nivel de detalle. En lugar de poner una ley completa con múltiples secciones en una sola fila, desglósala. Por ejemplo, si un solo artículo tiene tres requisitos distintos, podrías crear tres filas separadas, cada una vinculada a la misma official_reference y source_document_url, pero con diferentes title, summary_description y campos específicos como technical_requirement o compliance_action. Esto hace que la búsqueda sea mucho más efectiva.</text:span></text:p>
        </text:list-item>
      </text:list>
      <text:h text:style-name="P1" text:outline-level="3">Ejemplos de Consultas SQL para Acceso Rápido:</text:h>
      <text:p text:style-name="P11">Usando la estructura de la tabla y la columna tsv_document_content con su índice GIN:</text:p>
      <text:list xml:id="list3950325288" text:style-name="L12">
        <text:list-item>
          <text:p text:style-name="P10"><text:span text:style-name="Strong_20_Emphasis"><text:span text:style-name="T3">Encontrar toda la información relacionada con "requisitos técnicos" para "formato XML":</text:span></text:span></text:p>
          <text:p text:style-name="P15">code SQL</text:p>
          <text:p text:style-name="P15">downloadcontent_copyexpand_less</text:p>
        </text:list-item>
      </text:list>
      <text:section text:style-name="Sect1" text:name="cdk-accordion-child-65">
        <text:list xml:id="list125015604778859" text:continue-numbering="true" text:style-name="L12">
          <text:list-header>
            <text:p text:style-name="P15"><text:soft-page-break/>IGNORE_WHEN_COPYING_START</text:p>
            <text:p text:style-name="P16">IGNORE_WHEN_COPYING_END</text:p>
            <text:p text:style-name="P2"><text:span text:style-name="T3"><text:s text:c="4"/></text:span><text:span text:style-name="Source_20_Text"><text:span text:style-name="T3">SELECT title, summary_description, technical_requirement, source_document_url</text:span></text:span></text:p>
            <text:p text:style-name="P2"><text:span text:style-name="Source_20_Text"><text:span text:style-name="T3">FROM verifactu_regulations</text:span></text:span></text:p>
            <text:p text:style-name="P2"><text:span text:style-name="Source_20_Text"><text:span text:style-name="T3">WHERE tsv_document_content @@ to_tsquery('spanish', 'requisitos &amp; técnicos &amp; xml');</text:span></text:span></text:p>
            <text:p text:style-name="P5"><text:s text:c="2"/></text:p>
          </text:list-header>
        </text:list>
      </text:section>
      <text:list xml:id="list125014892354679" text:continue-numbering="true" text:style-name="L12">
        <text:list-header>
          <text:p text:style-name="P16">(Nota: &amp; significa AND, | significa OR en to_tsquery).</text:p>
        </text:list-header>
        <text:list-item>
          <text:p text:style-name="P10"><text:span text:style-name="Strong_20_Emphasis"><text:span text:style-name="T3">Listar todas las acciones de cumplimiento con fecha de entrada en vigor en 2024:</text:span></text:span></text:p>
          <text:p text:style-name="P15">code SQL</text:p>
          <text:p text:style-name="P15">downloadcontent_copyexpand_less</text:p>
        </text:list-item>
      </text:list>
      <text:section text:style-name="Sect1" text:name="cdk-accordion-child-66">
        <text:list xml:id="list125015878104749" text:continue-numbering="true" text:style-name="L12">
          <text:list-header>
            <text:p text:style-name="P15">IGNORE_WHEN_COPYING_START</text:p>
            <text:p text:style-name="P16">IGNORE_WHEN_COPYING_END</text:p>
            <text:p text:style-name="P2"><text:span text:style-name="T3"><text:s text:c="4"/></text:span><text:span text:style-name="Source_20_Text"><text:span text:style-name="T3">SELECT title, summary_description, compliance_action, effective_date</text:span></text:span></text:p>
            <text:p text:style-name="P2"><text:span text:style-name="Source_20_Text"><text:span text:style-name="T3">FROM verifactu_regulations</text:span></text:span></text:p>
            <text:p text:style-name="P2"><text:span text:style-name="Source_20_Text"><text:span text:style-name="T3">WHERE regulation_type = 'Cumplimiento'</text:span></text:span></text:p>
            <text:p text:style-name="P2"><text:span text:style-name="Source_20_Text"><text:span text:style-name="T3"><text:s text:c="2"/>AND effective_date BETWEEN '2024-01-01' AND '2024-12-31'</text:span></text:span></text:p>
            <text:p text:style-name="P2"><text:span text:style-name="Source_20_Text"><text:span text:style-name="T3">ORDER BY effective_date;</text:span></text:span></text:p>
            <text:p text:style-name="P5"><text:s text:c="2"/></text:p>
          </text:list-header>
        </text:list>
      </text:section>
      <text:list xml:id="list125014987125835" text:continue-numbering="true" text:style-name="L12">
        <text:list-item>
          <text:p text:style-name="P10"><text:span text:style-name="Strong_20_Emphasis"><text:span text:style-name="T3">Recuperar detalles sobre sanciones por "incumplimiento":</text:span></text:span></text:p>
          <text:p text:style-name="P15">code SQL</text:p>
          <text:p text:style-name="P15">downloadcontent_copyexpand_less</text:p>
        </text:list-item>
      </text:list>
      <text:section text:style-name="Sect1" text:name="cdk-accordion-child-67">
        <text:list xml:id="list125014985017909" text:continue-numbering="true" text:style-name="L12">
          <text:list-header>
            <text:p text:style-name="P15">IGNORE_WHEN_COPYING_START</text:p>
            <text:p text:style-name="P16">IGNORE_WHEN_COPYING_END</text:p>
            <text:p text:style-name="P2"><text:span text:style-name="T3"><text:s text:c="4"/></text:span><text:span text:style-name="Source_20_Text"><text:span text:style-name="T3">SELECT title, penalty_description, penalty_amount_eur, penalty_basis, source_document_url</text:span></text:span></text:p>
            <text:p text:style-name="P2"><text:span text:style-name="Source_20_Text"><text:span text:style-name="T3">FROM verifactu_regulations</text:span></text:span></text:p>
            <text:p text:style-name="P2"><text:span text:style-name="Source_20_Text"><text:span text:style-name="T3">WHERE tsv_document_content @@ to_tsquery('spanish', 'sanción | multa &amp; "incumplimiento"')</text:span></text:span></text:p>
            <text:p text:style-name="P2"><text:span text:style-name="Source_20_Text"><text:span text:style-name="T3">ORDER BY penalty_amount_eur DESC NULLS LAST;</text:span></text:span></text:p>
            <text:p text:style-name="P5"><text:s text:c="2"/></text:p>
          </text:list-header>
        </text:list>
      </text:section>
      <text:list xml:id="list125015275659075" text:continue-numbering="true" text:style-name="L12">
        <text:list-item>
          <text:p text:style-name="P10"><text:span text:style-name="Strong_20_Emphasis"><text:span text:style-name="T3">Encontrar todas las regulaciones que mencionan "firma digital":</text:span></text:span></text:p>
          <text:p text:style-name="P15">code SQL</text:p>
          <text:p text:style-name="P15">downloadcontent_copyexpand_less</text:p>
        </text:list-item>
      </text:list>
      <text:section text:style-name="Sect1" text:name="cdk-accordion-child-68">
        <text:list xml:id="list125016896159472" text:continue-numbering="true" text:style-name="L12">
          <text:list-header>
            <text:p text:style-name="P15">IGNORE_WHEN_COPYING_START</text:p>
            <text:p text:style-name="P16">IGNORE_WHEN_COPYING_END</text:p>
            <text:p text:style-name="P2"><text:span text:style-name="T3"><text:s text:c="4"/></text:span><text:span text:style-name="Source_20_Text"><text:span text:style-name="T3">SELECT title, summary_description, technical_requirement, applicability_scope</text:span></text:span></text:p>
            <text:p text:style-name="P2"><text:span text:style-name="Source_20_Text"><text:span text:style-name="T3">FROM verifactu_regulations</text:span></text:span></text:p>
            <text:p text:style-name="P2"><text:span text:style-name="Source_20_Text"><text:span text:style-name="T3">WHERE tsv_document_content @@ to_tsquery('spanish', 'firma &amp; digital');</text:span></text:span></text:p>
            <text:p text:style-name="P5"><text:s text:c="2"/></text:p>
          </text:list-header>
        </text:list>
      </text:section>
      <text:list xml:id="list125016516357979" text:continue-numbering="true" text:style-name="L12">
        <text:list-item>
          <text:p text:style-name="P10"><text:soft-page-break/><text:span text:style-name="Strong_20_Emphasis"><text:span text:style-name="T3">Obtener el contenido completo de un artículo específico de un Real Decreto:</text:span></text:span></text:p>
          <text:p text:style-name="P15">code SQL</text:p>
          <text:p text:style-name="P15">downloadcontent_copyexpand_less</text:p>
        </text:list-item>
      </text:list>
      <text:section text:style-name="Sect1" text:name="cdk-accordion-child-69">
        <text:list xml:id="list125015772195346" text:continue-numbering="true" text:style-name="L12">
          <text:list-header>
            <text:p text:style-name="P15">IGNORE_WHEN_COPYING_START</text:p>
            <text:p text:style-name="P16">IGNORE_WHEN_COPYING_END</text:p>
            <text:p text:style-name="P2"><text:span text:style-name="T3"><text:s text:c="4"/></text:span><text:span text:style-name="Source_20_Text"><text:span text:style-name="T3">SELECT *</text:span></text:span></text:p>
            <text:p text:style-name="P2"><text:span text:style-name="Source_20_Text"><text:span text:style-name="T3">FROM verifactu_regulations</text:span></text:span></text:p>
            <text:p text:style-name="P2"><text:span text:style-name="Source_20_Text"><text:span text:style-name="T3">WHERE official_reference = 'RD 1004/2023' AND article_section = 'Art. 5';</text:span></text:span></text:p>
            <text:p text:style-name="P5"><text:s text:c="2"/></text:p>
          </text:list-header>
        </text:list>
      </text:section>
      <text:p text:style-name="P11">Esta estructura proporciona una forma robusta de almacenar, organizar y recuperar rápidamente información regulatoria compleja, convirtiéndola en un recurso invaluable para cualquiera que trabaje con el cumplimiento de Verifactu.</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12:47:57.485000000</meta:creation-date>
    <dc:date>2025-08-23T12:50:14.535000000</dc:date>
    <meta:editing-duration>PT2M18S</meta:editing-duration>
    <meta:editing-cycles>1</meta:editing-cycles>
    <meta:document-statistic meta:table-count="0" meta:image-count="0" meta:object-count="0" meta:page-count="7" meta:paragraph-count="172" meta:word-count="1649" meta:character-count="12565" meta:non-whitespace-character-count="10960"/>
    <meta:generator>LibreOffice/7.3.4.2$Windows_X86_64 LibreOffice_project/728fec16bd5f605073805c3c9e7c4212a0120dc5</meta:generator>
  </office:meta>
</office:document-meta>
</file>